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0.882cm" fo:min-width="1.904cm"/>
      <style:paragraph-properties style:writing-mode="lr-tb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882cm" fo:min-width="2.188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draw:stroke="dash" draw:stroke-dash="Long_20_Dash_20__28_Rounded_29_" svg:stroke-width="0.018cm" svg:stroke-color="#000000" draw:marker-start-width="0.227cm" draw:marker-end="Arrowheads_20_2" draw:marker-end-width="0.327cm" svg:stroke-linecap="round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Long_20_Dash_20__28_Rounded_29_" svg:stroke-color="#000000" draw:marker-end="Arrowheads_20_2" draw:marker-end-width="0.3cm" svg:stroke-linecap="round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standard">
      <style:graphic-properties draw:fill-color="#999999" draw:opacity="98%" draw:textarea-horizontal-align="justify" draw:textarea-vertical-align="middle" draw:auto-grow-height="false" fo:min-height="1.194cm" fo:min-width="3.144cm"/>
      <style:paragraph-properties style:writing-mode="lr-tb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194cm" fo:min-width="3.14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/>
    </style:style>
    <style:style style:name="P5" style:family="paragraph">
      <style:paragraph-properties fo:text-align="center" style:writing-mode="lr-tb"/>
      <style:text-properties fo:font-weight="bold"/>
    </style:style>
    <style:style style:name="P6" style:family="paragraph">
      <loext:graphic-properties draw:fill-color="#999999" draw:opacity="98%"/>
      <style:paragraph-properties fo:text-align="center" style:writing-mode="lr-tb"/>
      <style:text-properties fo:font-weight="bold"/>
    </style:style>
    <style:style style:name="P7" style:family="paragraph">
      <loext:graphic-properties draw:fill-color="#999999"/>
      <style:paragraph-properties fo:text-align="center" style:writing-mode="lr-tb"/>
      <style:text-properties fo:font-weight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xml:id="id4" draw:id="id4" draw:layer="layout" svg:width="3.4cm" svg:height="1.6cm" svg:x="4.4cm" svg:y="9cm">
          <text:p text:style-name="P1">exchange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4cm" svg:height="1.6cm" svg:x="15.7cm" svg:y="9cm">
          <text:p text:style-name="P1">inpu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8cm" svg:height="1.6cm" svg:x="15.5cm" svg:y="12.2cm">
          <text:p text:style-name="P1">exchange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cm" svg:y1="5.8cm" svg:x2="15.6cm" svg:y2="5.8cm" draw:start-shape="id1" draw:start-glue-point="1" draw:end-shape="id2" draw:end-glue-point="3" svg:d="M8000 5800h7600" svg:viewBox="0 0 7601 1">
          <text:p/>
        </draw:connector>
        <draw:connector draw:style-name="gr4" draw:text-style-name="P3" draw:layer="layout" draw:type="curve" svg:x1="15.7cm" svg:y1="9.8cm" svg:x2="7.8cm" svg:y2="9.8cm" draw:start-shape="id3" draw:start-glue-point="6" draw:end-shape="id4" draw:end-glue-point="10" svg:d="M15700 9800h-7900" svg:viewBox="0 0 7901 1">
          <text:p/>
        </draw:connector>
        <draw:connector draw:style-name="gr5" draw:text-style-name="P3" draw:layer="layout" draw:type="curve" svg:x1="6.1cm" svg:y1="10.6cm" svg:x2="15.5cm" svg:y2="13cm" draw:start-shape="id4" draw:start-glue-point="8" draw:end-shape="id5" draw:end-glue-point="6" svg:d="M6100 10600c0 1600 3133 2400 9400 2400" svg:viewBox="0 0 9401 2401">
          <text:p/>
        </draw:connector>
        <draw:connector draw:style-name="gr6" draw:text-style-name="P3" draw:layer="layout" draw:type="curve" svg:x1="23.2cm" svg:y1="6.6cm" svg:x2="19.1cm" svg:y2="9.8cm" draw:start-shape="id6" draw:start-glue-point="6" draw:end-shape="id3" draw:end-glue-point="10" svg:d="M23200 6600c-3073 0-1024 3200-4100 3200" svg:viewBox="0 0 4101 3201">
          <text:p/>
        </draw:connector>
        <draw:connector draw:style-name="gr6" draw:text-style-name="P3" draw:layer="layout" draw:type="curve" svg:x1="19.3cm" svg:y1="13cm" svg:x2="23.201cm" svg:y2="10.801cm" draw:start-shape="id5" draw:start-glue-point="10" draw:end-shape="id7" draw:end-glue-point="6" svg:d="M19300 13000c2926 0 976-2199 3901-2199" svg:viewBox="0 0 3902 2200">
          <text:p/>
        </draw:connector>
        <draw:frame draw:style-name="gr7" draw:text-style-name="P4" draw:layer="layout" svg:width="3.6cm" svg:height="1.115cm" svg:x="10.8cm" svg:y="11.3cm">
          <draw:text-box>
            <text:p><text:span text:style-name="T1">Local Unix Sockets</text:span></text:p>
          </draw:text-box>
        </draw:frame>
        <draw:custom-shape draw:style-name="gr8" draw:text-style-name="P6" xml:id="id1" draw:id="id1" draw:layer="layout" svg:width="3.8cm" svg:height="1.6cm" svg:x="4.2cm" svg:y="5cm">
          <text:p text:style-name="P5"><text:span text:style-name="T1">Mai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" draw:id="id2" draw:layer="layout" svg:width="3.8cm" svg:height="1.6cm" svg:x="15.6cm" svg:y="5cm">
          <text:p text:style-name="P5"><text:span text:style-name="T1">thread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cm" svg:height="1.6cm" svg:x="23.2cm" svg:y="5.8cm">
          <text:p text:style-name="P1">Eth e.t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4cm" svg:height="1.6cm" svg:x="23.201cm" svg:y="10.001cm">
          <text:p text:style-name="P1">Eth e.t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6cm" svg:height="1.115cm" svg:x="20.2cm" svg:y="9.7cm">
          <draw:text-box>
            <text:p><text:span text:style-name="T1">Raw Sockets</text:span></text:p>
          </draw:text-box>
        </draw:frame>
        <draw:frame draw:style-name="gr7" draw:text-style-name="P4" draw:layer="layout" svg:width="3.6cm" svg:height="1.115cm" svg:x="10.2cm" svg:y="4.985cm">
          <draw:text-box>
            <text:p><text:span text:style-name="T1">pthread_create</text:span></text:p>
          </draw:text-box>
        </draw:frame>
        <draw:frame draw:style-name="gr7" draw:text-style-name="P4" draw:layer="layout" svg:width="3.6cm" svg:height="1.115cm" svg:x="10.8cm" svg:y="11.301cm">
          <draw:text-box>
            <text:p><text:span text:style-name="T1">Local Unix Socket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1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8.5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53.0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929cm" svg:height="3.172cm" svg:x="2.385cm" svg:y="1.757cm" presentation:class="title" presentation:placeholder="true">
        <draw:text-box/>
      </draw:frame>
      <draw:frame presentation:style-name="Обычный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8:35:08.100705503</meta:creation-date>
    <meta:editing-duration>P1DT8H15M10S</meta:editing-duration>
    <meta:editing-cycles>323</meta:editing-cycles>
    <meta:generator>LibreOffice/7.3.3.2$Linux_X86_64 LibreOffice_project/d1d0ea68f081ee2800a922cac8f79445e4603348</meta:generator>
    <dc:date>2022-08-01T10:20:39.933135157</dc:date>
    <meta:document-statistic meta:object-count="39"/>
  </office:meta>
</office:document-meta>
</file>